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1cm" style:rel-column-width="5842*"/>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4cm" style:rel-column-width="13114*"/>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4cm" style:rel-column-width="3323*"/>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F" style:family="table-column">
      <style:table-column-properties style:column-width="6.211cm" style:rel-column-width="15837*"/>
    </style:style>
    <style:style style:name="Tableau5.G" style:family="table-column">
      <style:table-column-properties style:column-width="4.694cm" style:rel-column-width="11968*"/>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9351*"/>
    </style:style>
    <style:style style:name="Tableau7.B" style:family="table-column">
      <style:table-column-properties style:column-width="3.821cm" style:rel-column-width="9742*"/>
    </style:style>
    <style:style style:name="Tableau7.C" style:family="table-column">
      <style:table-column-properties style:column-width="3.522cm" style:rel-column-width="8982*"/>
    </style:style>
    <style:style style:name="Tableau7.D" style:family="table-column">
      <style:table-column-properties style:column-width="3.671cm" style:rel-column-width="9360*"/>
    </style:style>
    <style:style style:name="Tableau7.F" style:family="table-column">
      <style:table-column-properties style:column-width="3.672cm" style:rel-column-width="9364*"/>
    </style:style>
    <style:style style:name="Tableau7.G" style:family="table-column">
      <style:table-column-properties style:column-width="3.678cm" style:rel-column-width="9376*"/>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2.805cm" style:rel-column-width="7151*"/>
    </style:style>
    <style:style style:name="Tableau8.B" style:family="table-column">
      <style:table-column-properties style:column-width="2.99cm" style:rel-column-width="7624*"/>
    </style:style>
    <style:style style:name="Tableau8.C" style:family="table-column">
      <style:table-column-properties style:column-width="3.413cm" style:rel-column-width="8703*"/>
    </style:style>
    <style:style style:name="Tableau8.D" style:family="table-column">
      <style:table-column-properties style:column-width="2.593cm" style:rel-column-width="6611*"/>
    </style:style>
    <style:style style:name="Tableau8.E" style:family="table-column">
      <style:table-column-properties style:column-width="5.212cm" style:rel-column-width="13291*"/>
    </style:style>
    <style:style style:name="Tableau8.F" style:family="table-column">
      <style:table-column-properties style:column-width="5.503cm" style:rel-column-width="14033*"/>
    </style:style>
    <style:style style:name="Tableau8.G" style:family="table-column">
      <style:table-column-properties style:column-width="3.186cm" style:rel-column-width="8122*"/>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Table_20_Contents">
      <style:text-properties style:font-name="Arial"/>
    </style:style>
    <style:style style:name="P4" style:family="paragraph" style:parent-style-name="Table_20_Contents">
      <style:text-properties style:font-name="Arial" fo:font-size="10pt" officeooo:rsid="000ecfe2" officeooo:paragraph-rsid="000ecfe2" style:font-size-asian="10pt" style:font-size-complex="10pt"/>
    </style:style>
    <style:style style:name="P5"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6"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7"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8"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9"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10"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13" style:family="paragraph" style:parent-style-name="Table_20_Contents">
      <style:text-properties style:font-name="Arial" officeooo:rsid="000a9df8" officeooo:paragraph-rsid="000a9df8"/>
    </style:style>
    <style:style style:name="P14" style:family="paragraph" style:parent-style-name="Table_20_Contents">
      <style:paragraph-properties fo:text-align="center" style:justify-single-word="false"/>
      <style:text-properties style:font-name="Arial" officeooo:rsid="0010d444" officeooo:paragraph-rsid="0010d444"/>
    </style:style>
    <style:style style:name="P15" style:family="paragraph" style:parent-style-name="Table_20_Contents">
      <style:text-properties style:font-name="Arial" officeooo:paragraph-rsid="0010d444"/>
    </style:style>
    <style:style style:name="P16" style:family="paragraph" style:parent-style-name="Table_20_Contents">
      <style:text-properties style:font-name="Arial" officeooo:paragraph-rsid="0016f48b"/>
    </style:style>
    <style:style style:name="P17" style:family="paragraph" style:parent-style-name="Table_20_Contents">
      <style:text-properties style:font-name="Arial" officeooo:rsid="002ccbf1" officeooo:paragraph-rsid="002ccbf1"/>
    </style:style>
    <style:style style:name="P18" style:family="paragraph" style:parent-style-name="Table_20_Contents">
      <style:paragraph-properties fo:text-align="center" style:justify-single-word="false"/>
      <style:text-properties style:font-name="Arial" officeooo:rsid="0010c9be" officeooo:paragraph-rsid="0010c9be"/>
    </style:style>
    <style:style style:name="P19" style:family="paragraph" style:parent-style-name="Table_20_Contents">
      <style:paragraph-properties fo:text-align="center" style:justify-single-word="false"/>
      <style:text-properties style:font-name="Arial" officeooo:rsid="0010c9be" officeooo:paragraph-rsid="0010d444"/>
    </style:style>
    <style:style style:name="P20"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21"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22"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23"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24"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25" style:family="paragraph" style:parent-style-name="Table_20_Contents">
      <style:text-properties style:font-name="Arial" officeooo:rsid="001feb40" officeooo:paragraph-rsid="000a9df8"/>
    </style:style>
    <style:style style:name="P26" style:family="paragraph" style:parent-style-name="Table_20_Contents">
      <style:text-properties style:font-name="Arial" officeooo:rsid="000bde94" officeooo:paragraph-rsid="000bde94"/>
    </style:style>
    <style:style style:name="P27" style:family="paragraph" style:parent-style-name="Table_20_Contents">
      <style:text-properties style:font-name="Arial" officeooo:rsid="0014371b" officeooo:paragraph-rsid="0014371b"/>
    </style:style>
    <style:style style:name="P28" style:family="paragraph" style:parent-style-name="Table_20_Contents">
      <style:text-properties style:font-name="Arial" officeooo:rsid="0014371b" officeooo:paragraph-rsid="0016f48b"/>
    </style:style>
    <style:style style:name="P29" style:family="paragraph" style:parent-style-name="Table_20_Contents">
      <style:text-properties style:font-name="Arial" officeooo:rsid="00240979" officeooo:paragraph-rsid="00240979"/>
    </style:style>
    <style:style style:name="P30" style:family="paragraph" style:parent-style-name="Table_20_Contents">
      <style:text-properties style:font-name="Arial" officeooo:rsid="00240979" officeooo:paragraph-rsid="00271635"/>
    </style:style>
    <style:style style:name="P31"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32" style:family="paragraph" style:parent-style-name="Standard">
      <style:text-properties style:font-name="Arial"/>
    </style:style>
    <style:style style:name="P33" style:family="paragraph" style:parent-style-name="Standard">
      <style:text-properties style:font-name="Arial" officeooo:rsid="000a9df8" officeooo:paragraph-rsid="000a9df8"/>
    </style:style>
    <style:style style:name="P34" style:family="paragraph" style:parent-style-name="Standard">
      <style:paragraph-properties fo:text-align="center" style:justify-single-word="false"/>
      <style:text-properties style:font-name="Arial" officeooo:rsid="0010d444" officeooo:paragraph-rsid="0010d444"/>
    </style:style>
    <style:style style:name="P35" style:family="paragraph" style:parent-style-name="Standard">
      <style:text-properties style:font-name="Arial" officeooo:paragraph-rsid="0010d444"/>
    </style:style>
    <style:style style:name="P36" style:family="paragraph" style:parent-style-name="Standard">
      <style:text-properties style:font-name="Arial" officeooo:rsid="001c0314" officeooo:paragraph-rsid="0010d444"/>
    </style:style>
    <style:style style:name="P37" style:family="paragraph" style:parent-style-name="Standard">
      <style:text-properties style:font-name="Arial" officeooo:paragraph-rsid="0016f48b"/>
    </style:style>
    <style:style style:name="P38" style:family="paragraph" style:parent-style-name="Standard">
      <style:text-properties style:font-name="Arial" officeooo:paragraph-rsid="0016f309"/>
    </style:style>
    <style:style style:name="P39" style:family="paragraph" style:parent-style-name="Standard">
      <style:text-properties style:font-name="Arial" officeooo:paragraph-rsid="001daf7c"/>
    </style:style>
    <style:style style:name="P40" style:family="paragraph" style:parent-style-name="Standard">
      <style:text-properties style:font-name="Arial" officeooo:rsid="002ccbf1" officeooo:paragraph-rsid="002ccbf1"/>
    </style:style>
    <style:style style:name="P41" style:family="paragraph" style:parent-style-name="Standard">
      <style:paragraph-properties fo:text-align="center" style:justify-single-word="false" fo:break-before="page"/>
      <style:text-properties style:font-name="Arial" officeooo:rsid="001c0314" officeooo:paragraph-rsid="001daf7c"/>
    </style:style>
    <style:style style:name="P42" style:family="paragraph" style:parent-style-name="Text_20_body">
      <style:paragraph-properties fo:text-align="center" style:justify-single-word="false"/>
      <style:text-properties style:font-name="Arial" officeooo:rsid="0010c9be" officeooo:paragraph-rsid="0010c9be"/>
    </style:style>
    <style:style style:name="P43"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44" style:family="paragraph" style:parent-style-name="Footnote">
      <style:text-properties officeooo:rsid="0010c9be" officeooo:paragraph-rsid="0010c9be"/>
    </style:style>
    <style:style style:name="P45"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P46"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T1" style:family="text">
      <style:text-properties fo:font-weight="normal" officeooo:rsid="003e5fed" style:font-weight-asian="normal" style:font-weight-complex="normal"/>
    </style:style>
    <style:style style:name="T2" style:family="text">
      <style:text-properties officeooo:rsid="000bf3ed"/>
    </style:style>
    <style:style style:name="T3" style:family="text">
      <style:text-properties officeooo:rsid="003e5fed"/>
    </style:style>
    <style:style style:name="T4" style:family="text">
      <style:text-properties officeooo:rsid="000e6eee"/>
    </style:style>
    <style:style style:name="T5" style:family="text">
      <style:text-properties officeooo:rsid="001feb40"/>
    </style:style>
    <style:style style:name="T6" style:family="text">
      <style:text-properties officeooo:rsid="0021e94f"/>
    </style:style>
    <style:style style:name="T7"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3">REGISTRE DE DÉCLARATION</text:p>
            <text:p text:style-name="P13">D’ACCIDENTS DU TRAVAIL BÉNINS</text:p>
            <text:p text:style-name="P13">SURVENUS AU COURS DE L’ANNÉE</text:p>
          </table:table-cell>
          <table:table-cell table:style-name="Tableau1.B1" office:value-type="string">
            <text:p text:style-name="P43">N° de registre :<text:span text:style-name="T7"> {register_name}</text:span></text:p>
          </table:table-cell>
        </table:table-row>
        <table:table-row>
          <table:table-cell table:style-name="Tableau1.A2" office:value-type="string">
            <text:p text:style-name="P13">(Art. L441-4- D441-1 à D441-4 du Code de la Sécurité Sociale)</text:p>
          </table:table-cell>
          <table:table-cell table:style-name="Tableau1.B2" office:value-type="string">
            <text:p text:style-name="P13">IMPORTANT : Ce document est exclusivement réservé aux salariés de votre entreprise</text:p>
          </table:table-cell>
        </table:table-row>
      </table:table>
      <text:p text:style-name="P32"/>
      <table:table table:name="Tableau2" table:style-name="Tableau2">
        <table:table-column table:style-name="Tableau2.A"/>
        <table:table-column table:style-name="Tableau2.B"/>
        <table:table-row>
          <table:table-cell table:style-name="Tableau2.A1" office:value-type="string">
            <text:p text:style-name="P33">RAISON SOCIALE</text:p>
          </table:table-cell>
          <table:table-cell table:style-name="Tableau2.B1" office:value-type="string">
            <text:p text:style-name="P40">{mycompany_name}</text:p>
          </table:table-cell>
        </table:table-row>
        <table:table-row>
          <table:table-cell table:style-name="Tableau2.A2" office:value-type="string">
            <text:p text:style-name="P33">ADRESSE de <text:span text:style-name="T5">L’ÉTABLISSEMENT</text:span></text:p>
          </table:table-cell>
          <table:table-cell table:style-name="Tableau2.B2" office:value-type="string">
            <text:p text:style-name="P40">{mycompany_address}</text:p>
          </table:table-cell>
        </table:table-row>
        <table:table-row>
          <table:table-cell table:style-name="Tableau2.A2" office:value-type="string">
            <text:p text:style-name="P25">TÉLÉPHONE</text:p>
          </table:table-cell>
          <table:table-cell table:style-name="Tableau2.B2" office:value-type="string">
            <text:p text:style-name="P17">{mycompany_phone}</text:p>
          </table:table-cell>
        </table:table-row>
        <table:table-row>
          <table:table-cell table:style-name="Tableau2.A2" office:value-type="string">
            <text:p text:style-name="P13">N° SIRET</text:p>
          </table:table-cell>
          <table:table-cell table:style-name="Tableau2.B2" office:value-type="string">
            <text:p text:style-name="P17">{mycompany_idprof2}</text:p>
          </table:table-cell>
        </table:table-row>
        <table:table-row>
          <table:table-cell table:style-name="Tableau2.A2" office:value-type="string">
            <text:p text:style-name="P26">E MAIL</text:p>
          </table:table-cell>
          <table:table-cell table:style-name="Tableau2.B2" office:value-type="string">
            <text:p text:style-name="P17">{mycompany_email}</text:p>
          </table:table-cell>
        </table:table-row>
        <table:table-row>
          <table:table-cell table:style-name="Tableau2.A2" office:value-type="string">
            <text:p text:style-name="P26">EFFECTIF</text:p>
          </table:table-cell>
          <table:table-cell table:style-name="Tableau2.B2" office:value-type="string">
            <text:p text:style-name="P17">{company_nb_employees}</text:p>
          </table:table-cell>
        </table:table-row>
        <table:table-row>
          <table:table-cell table:style-name="Tableau2.A2" office:value-type="string">
            <text:p text:style-name="P26">NOMBRE DE PAGE<text:span text:style-name="T4">S TOTAL</text:span></text:p>
          </table:table-cell>
          <table:table-cell table:style-name="Tableau2.B2" office:value-type="string">
            <text:p text:style-name="P46"><text:page-count>6</text:page-count></text:p>
          </table:table-cell>
        </table:table-row>
      </table:table>
      <text:p text:style-name="P32"/>
      <text:p text:style-name="P33"/>
      <text:p text:style-name="P33"/>
      <table:table table:name="Tableau3" table:style-name="Tableau3">
        <table:table-column table:style-name="Tableau3.A"/>
        <table:table-column table:style-name="Tableau3.B"/>
        <table:table-row>
          <table:table-cell table:style-name="Tableau3.A1" office:value-type="string">
            <text:p text:style-name="P4">QUELS ACCIDENTS INSCRIRE DANS LE REGISTRE ?</text:p>
            <text:p text:style-name="P4">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4"/>
            <text:p text:style-name="P4">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4"/>
            <text:p text:style-name="P4">Les maladies professionnelles ne sont pas concernées.</text:p>
            <text:p text:style-name="P4"/>
            <text:p text:style-name="P4">COMMENT UTILSER LE REGISTRE ?</text:p>
            <text:p text:style-name="P4"/>
            <text:p text:style-name="P4">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4"/>
            <text:p text:style-name="P4">Séparer chaque accident par un trait horizontal.</text:p>
            <text:p text:style-name="P4"/>
            <text:p text:style-name="P4">Chaque inscription doit être visée par le donneur de soins (si pas de soin donné, mettre dans la colonne « signature du donneur de soins » : sans soin) et la victime.</text:p>
            <text:p text:style-name="P4"/>
            <text:p text:style-name="P4">Le nom et le visa de la ou les personnes(s) chargée(s) de donner les soins doivent figurer sur la première page du registre.</text:p>
            <text:p text:style-name="P4">Seules ces personnes recensées sont habilitées à inscrire des accidents dans le registre.</text:p>
            <text:p text:style-name="P4">Tout changement de raison sociale, adresse, n° siret doit nous être signalé.</text:p>
            <text:p text:style-name="P4"/>
            <text:p text:style-name="P4">POUR RENOUVELER LE REGISTRE</text:p>
            <text:p text:style-name="P4">Les registres sont valables pour l’année civile au cours de laquelle ils ont été délivrés.</text:p>
            <text:p text:style-name="P4"/>
            <text:p text:style-name="P4">Le renouvellement se fera par tacite reconduction, en fin d’exercice.</text:p>
          </table:table-cell>
          <table:table-cell table:style-name="Tableau3.B1" office:value-type="string">
            <text:p text:style-name="P4">CONSULTATION ET CONTRÔLE DU REGISTRE Pendant l’année en cours :</text:p>
            <text:p text:style-name="P4">Le registre est conservé par l’entreprise, il est tenu à disposition :</text:p>
            <text:p text:style-name="P4">de la victime ou de ses ayants droit en ce qui les concerne,</text:p>
            <text:p text:style-name="P4">des agents de contrôle de la Caisse Primaire ou de la Carsat,</text:p>
            <text:p text:style-name="P4">de l’inspection du travail</text:p>
            <text:p text:style-name="P4">du Comité d’Hygiène, de Sécurité et des Conditions de Travail, ou à défaut des délégués du Personnel,</text:p>
            <text:p text:style-name="P4"/>
            <text:p text:style-name="P4">du médecin du travail.</text:p>
            <text:p text:style-name="P4"/>
            <text:p text:style-name="P4">RETOUR du REGISTRE à la CARSAT</text:p>
            <text:p text:style-name="P4">Renvoyer à la Carsat, dans les 15 jours de l’exercice suivant, le registre utilisé ou non utilisé de l’année.</text:p>
            <text:p text:style-name="P4"/>
            <text:p text:style-name="P4">Dans le cas où le registre ne nous était pas retourné, l’envoi de celui-ci ne serait pas reconduit l’année suivante.</text:p>
            <text:p text:style-name="P4"/>
            <text:p text:style-name="P4">Il est indispensable d’en faire une copie avant de retourner le registre.</text:p>
            <text:p text:style-name="P4"/>
            <text:p text:style-name="P4">En cas de fermeture définitive de votre entreprise, vous voudrez bien nous le signaler.</text:p>
            <text:p text:style-name="P4"/>
            <text:p text:style-name="P4">Le registre est alors conservé par la Carsat et peut être consulté par les victimes intéressées (ou leurs ayants-droit) et par l’employeur.</text:p>
            <text:p text:style-name="P4"/>
            <text:p text:style-name="P4">Le registre d’infirmerie ne comprenant aucun accident bénin se doit d’être retourné auprès de notre service.</text:p>
            <text:p text:style-name="P4"/>
            <text:p text:style-name="P4">IMPORTANT</text:p>
            <text:p text:style-name="P4">L’inscription dans le registre ne dispense pas de la déclaration ultérieure à la Caisse Primaire (au moyen de l’imprimé S.6200) :</text:p>
            <text:p text:style-name="P4">si la victime le demande,</text:p>
            <text:p text:style-name="P4">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12">ATTENTION La Carsat PEUT <text:span text:style-name="T6">DÉCIDER</text:span> LE RETRAIT D’AUTORISATION DE TENUE DU REGISTRE DANS LES CAS SUIVANTS :</text:p>
            <text:list xml:id="list1295779997" text:style-name="L1">
              <text:list-item>
                <text:p text:style-name="P45">Disparition des conditions permettant la tenue d’un registre,</text:p>
              </text:list-item>
              <text:list-item>
                <text:p text:style-name="P45">Tenue incorrecte du registre,</text:p>
              </text:list-item>
              <text:list-item>
                <text:p text:style-name="P45">Refus de présentation du registre.</text:p>
              </text:list-item>
            </text:list>
            <text:p text:style-name="P12">La décision motivée du retrait d’autorisation doit être notifiée à l’employeur, par la Carsat.</text:p>
          </table:table-cell>
          <table:covered-table-cell/>
        </table:table-row>
      </table:table>
      <text:p text:style-name="P42"><text:soft-page-break/>DIFFÉRENTS DONNEURS DE SOINS<text:note text:id="ftn1" text:note-class="footnote"><text:note-citation>1</text:note-citation><text:note-body><text:p text:style-name="P44">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Id</text:p>
          </table:table-cell>
          <table:table-cell table:style-name="Tableau4.A1" office:value-type="string">
            <text:p text:style-name="P18">Nom</text:p>
          </table:table-cell>
          <table:table-cell table:style-name="Tableau4.A1" office:value-type="string">
            <text:p text:style-name="P18">Prénom</text:p>
          </table:table-cell>
          <table:table-cell table:style-name="Tableau4.A1" office:value-type="string">
            <text:p text:style-name="P18">Qualification<text:note text:id="ftn2" text:note-class="footnote"><text:note-citation>2</text:note-citation><text:note-body><text:p text:style-name="P44">Préciser s’il s’agit d’un médecin, d’un(e) pharmacien(ne), d’un(e) infirmier(e) ou d’un(e) secouriste</text:p></text:note-body></text:note></text:p>
          </table:table-cell>
          <table:table-cell table:style-name="Tableau4.E1" office:value-type="string">
            <text:p text:style-name="P18">Signature</text:p>
          </table:table-cell>
        </table:table-row>
        <table:table-row>
          <table:table-cell table:style-name="Tableau4.A2" office:value-type="string">
            <text:p text:style-name="P3">[!-- BEGIN row.caregivers --]{caregiver_id}</text:p>
          </table:table-cell>
          <table:table-cell table:style-name="Tableau4.A2" office:value-type="string">
            <text:p text:style-name="P3">{caregiver_lastname}</text:p>
          </table:table-cell>
          <table:table-cell table:style-name="Tableau4.A2" office:value-type="string">
            <text:p text:style-name="P3">{caregiver_firstname}</text:p>
          </table:table-cell>
          <table:table-cell table:style-name="Tableau4.A2" office:value-type="string">
            <text:p text:style-name="P3">{caregiver_qualification}</text:p>
          </table:table-cell>
          <table:table-cell table:style-name="Tableau4.E2" office:value-type="string">
            <text:p text:style-name="P3">{caregiver_signature}[!-- END row.caregivers --]</text:p>
          </table:table-cell>
        </table:table-row>
      </table:table>
      <text:p text:style-name="P33"/>
      <text:p text:style-name="P34">PRÉSENTATION DU REGISTRE - PERSONNE(S) AYANT CONTRÔLE</text:p>
      <text:p text:style-name="P34"/>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table-cell table:style-name="Tableau5.A1" office:value-type="string">
            <text:p text:style-name="P19">Id</text:p>
          </table:table-cell>
          <table:table-cell table:style-name="Tableau5.A1" office:value-type="string">
            <text:p text:style-name="P19">Nom</text:p>
          </table:table-cell>
          <table:table-cell table:style-name="Tableau5.A1" office:value-type="string">
            <text:p text:style-name="P19">Prénom</text:p>
          </table:table-cell>
          <table:table-cell table:style-name="Tableau5.A1" office:value-type="string">
            <text:p text:style-name="P14">Organisme</text:p>
          </table:table-cell>
          <table:table-cell table:style-name="Tableau5.A1" office:value-type="string">
            <text:p text:style-name="P14">Date</text:p>
          </table:table-cell>
          <table:table-cell table:style-name="Tableau5.A1" office:value-type="string">
            <text:p text:style-name="P19">Signature</text:p>
          </table:table-cell>
          <table:table-cell table:style-name="Tableau5.G1" office:value-type="string">
            <text:p text:style-name="P14">Observations</text:p>
          </table:table-cell>
        </table:table-row>
        <table:table-row>
          <table:table-cell table:style-name="Tableau5.A2" office:value-type="string">
            <text:p text:style-name="P15">[!-- BEGIN row.controllers --]{register_controller_id}</text:p>
          </table:table-cell>
          <table:table-cell table:style-name="Tableau5.A2" office:value-type="string">
            <text:p text:style-name="P15">{register_controller_lastname}</text:p>
          </table:table-cell>
          <table:table-cell table:style-name="Tableau5.A2" office:value-type="string">
            <text:p text:style-name="P15">{register_controller_firstname}</text:p>
          </table:table-cell>
          <table:table-cell table:style-name="Tableau5.A2" office:value-type="string">
            <text:p text:style-name="P15">{register_controller_society}</text:p>
          </table:table-cell>
          <table:table-cell table:style-name="Tableau5.A2" office:value-type="string">
            <text:p text:style-name="P15">{register_controller_date}</text:p>
          </table:table-cell>
          <table:table-cell table:style-name="Tableau5.A2" office:value-type="string">
            <text:p text:style-name="P15">{register_controller_signature}</text:p>
          </table:table-cell>
          <table:table-cell table:style-name="Tableau5.G2" office:value-type="string">
            <text:p text:style-name="P15">{register_controller_note}[!-- END row.controllers --]</text:p>
          </table:table-cell>
        </table:table-row>
      </table:table>
      <text:p text:style-name="P35"/>
      <text:p text:style-name="P35"/>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27">Raison sociale</text:p>
          </table:table-cell>
          <table:table-cell table:style-name="Tableau6.A1" office:value-type="string">
            <text:p text:style-name="P3">{mycompany_name}</text:p>
          </table:table-cell>
          <table:table-cell table:style-name="Tableau6.A1" office:value-type="string">
            <text:p text:style-name="P27">Adresse</text:p>
          </table:table-cell>
          <table:table-cell table:style-name="Tableau6.A1" office:value-type="string">
            <text:p text:style-name="P27">{mycompany_address}</text:p>
          </table:table-cell>
          <table:table-cell table:style-name="Tableau6.A1" office:value-type="string">
            <text:p text:style-name="P27">N°SIRET</text:p>
          </table:table-cell>
          <table:table-cell table:style-name="Tableau6.F1" office:value-type="string">
            <text:p text:style-name="P27">{mycompany_idprof2}</text:p>
          </table:table-cell>
        </table:table-row>
      </table:table>
      <text:p text:style-name="P35"/>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10">1</text:p>
            <text:p text:style-name="P8">N°d’ordre</text:p>
          </table:table-cell>
          <table:table-cell table:style-name="Tableau7.A1" office:value-type="string">
            <text:p text:style-name="P10">2</text:p>
            <text:p text:style-name="P8">Date d’inscription dans le registre</text:p>
          </table:table-cell>
          <table:table-cell table:style-name="Tableau7.A1" office:value-type="string">
            <text:p text:style-name="P10">3</text:p>
            <text:p text:style-name="P8">Nom, Prénom, matricule interne de la victime</text:p>
          </table:table-cell>
          <table:table-cell table:style-name="Tableau7.A1" office:value-type="string">
            <text:p text:style-name="P10">4</text:p>
            <text:p text:style-name="P8">Date et heure</text:p>
          </table:table-cell>
          <table:table-cell table:style-name="Tableau7.A1" office:value-type="string">
            <text:p text:style-name="P10">5</text:p>
            <text:p text:style-name="P9">Lieu</text:p>
          </table:table-cell>
          <table:table-cell table:style-name="Tableau7.A1" office:value-type="string">
            <text:p text:style-name="P10">6</text:p>
            <text:p text:style-name="P8">Circonstances détaillées (indiquer, le cas échéant, l'appareil, la machine ou le moyen de locomotion utilisé)</text:p>
          </table:table-cell>
          <table:table-cell table:style-name="Tableau7.G1" office:value-type="string">
            <text:p text:style-name="P10">7</text:p>
            <text:p text:style-name="P8">Siège des lésions (préciser, s'il y a lieu, droite ou gauche)</text:p>
          </table:table-cell>
        </table:table-row>
        <table:table-row>
          <table:table-cell table:style-name="Tableau7.A2" office:value-type="string">
            <text:p text:style-name="P29">[!-- BEGIN row.registers --]{register_name}</text:p>
          </table:table-cell>
          <table:table-cell table:style-name="Tableau7.B2" office:value-type="string">
            <text:p text:style-name="P30">{register_date}</text:p>
          </table:table-cell>
          <table:table-cell table:style-name="Tableau7.C2" office:value-type="string">
            <text:p text:style-name="P29">{register_fullname}</text:p>
          </table:table-cell>
          <table:table-cell table:style-name="Tableau7.D2" office:value-type="string">
            <text:p text:style-name="P29">{register_datehour}</text:p>
          </table:table-cell>
          <table:table-cell table:style-name="Tableau7.E2" office:value-type="string">
            <text:p text:style-name="P29">{register_location}</text:p>
          </table:table-cell>
          <table:table-cell table:style-name="Tableau7.F2" office:value-type="string">
            <text:p text:style-name="P29">{register_circumstances} <text:line-break/></text:p>
          </table:table-cell>
          <table:table-cell table:style-name="Tableau7.G2" office:value-type="string">
            <text:p text:style-name="P29">{register_lesion_location}[!-- END row.registers --]</text:p>
          </table:table-cell>
        </table:table-row>
      </table:table>
      <text:p text:style-name="P35"/>
      <text:p text:style-name="P36"/>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28">Raison sociale</text:p>
          </table:table-cell>
          <table:table-cell table:style-name="Tableau9.A1" office:value-type="string">
            <text:p text:style-name="P16">{mycompany_name}</text:p>
          </table:table-cell>
          <table:table-cell table:style-name="Tableau9.A1" office:value-type="string">
            <text:p text:style-name="P28">Adresse</text:p>
          </table:table-cell>
          <table:table-cell table:style-name="Tableau9.A1" office:value-type="string">
            <text:p text:style-name="P28">{mycompany_address}</text:p>
          </table:table-cell>
          <table:table-cell table:style-name="Tableau9.A1" office:value-type="string">
            <text:p text:style-name="P28">N°SIRET</text:p>
          </table:table-cell>
          <table:table-cell table:style-name="Tableau9.F1" office:value-type="string">
            <text:p text:style-name="P28">{mycompany_idprof2}</text:p>
          </table:table-cell>
        </table:table-row>
      </table:table>
      <text:p text:style-name="P37"/>
      <text:p text:style-name="P37"/>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table-cell table:style-name="Tableau8.A1" office:value-type="string">
            <text:p text:style-name="P11">1</text:p>
            <text:p text:style-name="P7">N°d’ordre</text:p>
          </table:table-cell>
          <table:table-cell table:style-name="Tableau8.A1" office:value-type="string">
            <text:p text:style-name="P11">8</text:p>
            <text:p text:style-name="P5">Nature des lésions</text:p>
          </table:table-cell>
          <table:table-cell table:style-name="Tableau8.A1" office:value-type="string">
            <text:p text:style-name="P11">9</text:p>
            <text:p text:style-name="P5">Nom et adresse des témoins ou de la première personne avisée</text:p>
          </table:table-cell>
          <table:table-cell table:style-name="Tableau8.A1" office:value-type="string">
            <text:p text:style-name="P11">10</text:p>
            <text:p text:style-name="P5">Nom et adresse des tiers impliqués extérieurs à l'établissement</text:p>
          </table:table-cell>
          <table:table-cell table:style-name="Tableau8.A1" office:value-type="string">
            <text:p text:style-name="P11">11</text:p>
            <text:p text:style-name="P5">Nom et signature du donneur de soins</text:p>
          </table:table-cell>
          <table:table-cell table:style-name="Tableau8.A1" office:value-type="string">
            <text:p text:style-name="P11">12</text:p>
            <text:p text:style-name="P6">Signature de la victime</text:p>
          </table:table-cell>
          <table:table-cell table:style-name="Tableau8.G1" office:value-type="string">
            <text:p text:style-name="P11">13</text:p>
            <text:p text:style-name="P5">Observations (date de la DAT éventuellement)</text:p>
          </table:table-cell>
        </table:table-row>
        <table:table-row>
          <table:table-cell table:style-name="Tableau8.A2" office:value-type="string">
            <text:p text:style-name="P29">[!-- BEGIN row.registers2 --]{register_name}</text:p>
          </table:table-cell>
          <table:table-cell table:style-name="Tableau8.B2" office:value-type="string">
            <text:p text:style-name="P29">{register_lesion_nature}</text:p>
          </table:table-cell>
          <table:table-cell table:style-name="Tableau8.C2" office:value-type="string">
            <text:p text:style-name="P29">{register_witnesses_data}</text:p>
          </table:table-cell>
          <table:table-cell table:style-name="Tableau8.D2" office:value-type="string">
            <text:p text:style-name="P29">{register_external_society_implied}</text:p>
          </table:table-cell>
          <table:table-cell table:style-name="Tableau8.E2" office:value-type="string">
            <text:p text:style-name="P29">{register_caregiver_fullname}</text:p>
            <text:p text:style-name="P29">{register_caregiver_signature}</text:p>
          </table:table-cell>
          <table:table-cell table:style-name="Tableau8.F2" office:value-type="string">
            <text:p text:style-name="P29">{register_victim_signature}</text:p>
          </table:table-cell>
          <table:table-cell table:style-name="Tableau8.G2" office:value-type="string">
            <text:p text:style-name="P29">{register_note}[!-- END row.registers2 --]</text:p>
          </table:table-cell>
        </table:table-row>
      </table:table>
      <text:p text:style-name="P38"/>
      <text:p text:style-name="P38"/>
      <text:p text:style-name="P41">EXPLICATIONS PERMETTANT DE REMPLIR CE REGISTRE</text:p>
      <text:p text:style-name="P39"/>
      <table:table table:name="Tableau11" table:style-name="Tableau11">
        <table:table-column table:style-name="Tableau11.A"/>
        <table:table-column table:style-name="Tableau11.B"/>
        <table:table-column table:style-name="Tableau11.C"/>
        <table:table-row>
          <table:table-cell table:style-name="Tableau11.A1" office:value-type="string">
            <text:p text:style-name="P20">Id</text:p>
          </table:table-cell>
          <table:table-cell table:style-name="Tableau11.A1" office:value-type="string">
            <text:p text:style-name="P21">Contenu de la colonne</text:p>
          </table:table-cell>
          <table:table-cell table:style-name="Tableau11.C1" office:value-type="string">
            <text:p text:style-name="P24">Explications</text:p>
          </table:table-cell>
        </table:table-row>
        <table:table-row>
          <table:table-cell table:style-name="Tableau11.A2" office:value-type="string">
            <text:p text:style-name="P20">1</text:p>
          </table:table-cell>
          <table:table-cell table:style-name="Tableau11.A2" office:value-type="string">
            <text:p text:style-name="P22">N°d’ordre</text:p>
          </table:table-cell>
          <table:table-cell table:style-name="Tableau11.C2" office:value-type="string">
            <text:p text:style-name="P23">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0">2</text:p>
          </table:table-cell>
          <table:table-cell table:style-name="Tableau11.A2" office:value-type="string">
            <text:p text:style-name="P22">Date d’inscription dans le registre</text:p>
          </table:table-cell>
          <table:table-cell table:style-name="Tableau11.C2" office:value-type="string">
            <text:p text:style-name="P23">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0">3</text:p>
          </table:table-cell>
          <table:table-cell table:style-name="Tableau11.A2" office:value-type="string">
            <text:p text:style-name="P22">Nom, Prénom, matricule interne de la victime</text:p>
          </table:table-cell>
          <table:table-cell table:style-name="Tableau11.C2" office:value-type="string">
            <text:p text:style-name="P23">Identité précise de la victime</text:p>
          </table:table-cell>
        </table:table-row>
        <table:table-row>
          <table:table-cell table:style-name="Tableau11.A2" office:value-type="string">
            <text:p text:style-name="P20">4</text:p>
          </table:table-cell>
          <table:table-cell table:style-name="Tableau11.A2" office:value-type="string">
            <text:p text:style-name="P22">Date et heure</text:p>
          </table:table-cell>
          <table:table-cell table:style-name="Tableau11.C2" office:value-type="string">
            <text:p text:style-name="P23">Date et heure de survenue de l’accident (et non date d’inscription dans le registre)</text:p>
          </table:table-cell>
        </table:table-row>
        <table:table-row>
          <table:table-cell table:style-name="Tableau11.A2" office:value-type="string">
            <text:p text:style-name="P20">5</text:p>
          </table:table-cell>
          <table:table-cell table:style-name="Tableau11.A2" office:value-type="string">
            <text:p text:style-name="P22">Lieu</text:p>
          </table:table-cell>
          <table:table-cell table:style-name="Tableau11.C2" office:value-type="string">
            <text:p text:style-name="P23">Préciser s’il s’agit d’un atelier, d’un parking, du vestiaire, bureau, Bâtiment B1….</text:p>
          </table:table-cell>
        </table:table-row>
        <table:table-row>
          <table:table-cell table:style-name="Tableau11.A2" office:value-type="string">
            <text:p text:style-name="P20">6</text:p>
          </table:table-cell>
          <table:table-cell table:style-name="Tableau11.A2" office:value-type="string">
            <text:p text:style-name="P22">Circonstances détaillées (indiquer, le cas échéant, l'appareil, la machine ou le moyen de locomotion utilisé)</text:p>
          </table:table-cell>
          <table:table-cell table:style-name="Tableau11.C2" office:value-type="string">
            <text:p text:style-name="P23">Détailler les circonstances de l’accident en précisant l’objet éventuellement en cause.</text:p>
          </table:table-cell>
        </table:table-row>
        <table:table-row>
          <table:table-cell table:style-name="Tableau11.A2" office:value-type="string">
            <text:p text:style-name="P20">7</text:p>
          </table:table-cell>
          <table:table-cell table:style-name="Tableau11.A2" office:value-type="string">
            <text:p text:style-name="P22">Siège des lésions (préciser, s'il y a lieu, droite ou gauche)</text:p>
          </table:table-cell>
          <table:table-cell table:style-name="Tableau11.C2" office:value-type="string">
            <text:p text:style-name="P23">Indiquer le siège des lésions en précisant, s’il y a lieu, droite ou gauche</text:p>
          </table:table-cell>
        </table:table-row>
        <table:table-row>
          <table:table-cell table:style-name="Tableau11.A2" office:value-type="string">
            <text:p text:style-name="P20">8</text:p>
          </table:table-cell>
          <table:table-cell table:style-name="Tableau11.A2" office:value-type="string">
            <text:p text:style-name="P22">Nature des lésions</text:p>
          </table:table-cell>
          <table:table-cell table:style-name="Tableau11.C2" office:value-type="string">
            <text:p text:style-name="P23">Hématome, coup, écorchure, choc psychologique…</text:p>
          </table:table-cell>
        </table:table-row>
        <table:table-row>
          <table:table-cell table:style-name="Tableau11.A2" office:value-type="string">
            <text:p text:style-name="P20">9</text:p>
          </table:table-cell>
          <table:table-cell table:style-name="Tableau11.A2" office:value-type="string">
            <text:p text:style-name="P22">Nom et adresse des témoins ou de la première personne avisée</text:p>
          </table:table-cell>
          <table:table-cell table:style-name="Tableau11.C2" office:value-type="string">
            <text:p text:style-name="P23">Ces éléments sont utiles en cas de contestation éventuelle des faits</text:p>
          </table:table-cell>
        </table:table-row>
        <table:table-row>
          <table:table-cell table:style-name="Tableau11.A2" office:value-type="string">
            <text:p text:style-name="P20">10</text:p>
          </table:table-cell>
          <table:table-cell table:style-name="Tableau11.A2" office:value-type="string">
            <text:p text:style-name="P22">Nom et adresse des tiers impliqués extérieurs à l'établissement</text:p>
          </table:table-cell>
          <table:table-cell table:style-name="Tableau11.C2" office:value-type="string">
            <text:p text:style-name="P23">Tiers extérieurs à l’établissement : en cas d’accident de trajet bénin par exemple</text:p>
          </table:table-cell>
        </table:table-row>
        <table:table-row>
          <table:table-cell table:style-name="Tableau11.A2" office:value-type="string">
            <text:p text:style-name="P20">11</text:p>
          </table:table-cell>
          <table:table-cell table:style-name="Tableau11.A2" office:value-type="string">
            <text:p text:style-name="P22">Nom et signature du donneur de soins</text:p>
          </table:table-cell>
          <table:table-cell table:style-name="Tableau11.C2" office:value-type="string">
            <text:p text:style-name="P23">Apposer le nom et la signature du donneur de soins, même en l’absence de soins donnés à la victime</text:p>
            <text:p text:style-name="P31">Rappel : seuls les donneurs de soins inscrits sur la première page du registre sont habilités à compléter et à signer le registre.</text:p>
          </table:table-cell>
        </table:table-row>
        <table:table-row>
          <table:table-cell table:style-name="Tableau11.A2" office:value-type="string">
            <text:p text:style-name="P20">12</text:p>
          </table:table-cell>
          <table:table-cell table:style-name="Tableau11.A2" office:value-type="string">
            <text:p text:style-name="P22">Signature de la victime</text:p>
          </table:table-cell>
          <table:table-cell table:style-name="Tableau11.C2" office:value-type="string">
            <text:p text:style-name="P23">Apposer la signature de la victime même en l’absence de soins donnés</text:p>
          </table:table-cell>
        </table:table-row>
        <table:table-row>
          <table:table-cell table:style-name="Tableau11.A2" office:value-type="string">
            <text:p text:style-name="P20">13</text:p>
          </table:table-cell>
          <table:table-cell table:style-name="Tableau11.A2" office:value-type="string">
            <text:p text:style-name="P22">Observations (date de la DAT éventuellement)</text:p>
          </table:table-cell>
          <table:table-cell table:style-name="Tableau11.C2" office:value-type="string">
            <text:p text:style-name="P23">A compléter ultérieurement si l’accident en question est suivi d’une déclaration A.T.</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3e5fed" style:font-weight-asian="normal" style:font-weight-complex="normal"/>
    </style:style>
    <style:style style:name="MT3" style:family="text">
      <style:text-properties officeooo:rsid="000bf3ed"/>
    </style:style>
    <style:style style:name="MT4" style:family="text">
      <style:text-properties officeooo:rsid="003e5fe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5"><draw:image xlink:href="Pictures/10000000000000500000000F88A725AFCA06D7CA.png" xlink:type="simple" xlink:show="embed" xlink:actuate="onLoad" loext:mime-type="image/png"/></draw:frame>Document généré avec <text:a xlink:type="simple" xlink:href="http://www.digirisk.com/" text:style-name="Internet_20_link" text:visited-style-name="Visited_20_Internet_20_Link">www.digirisk.com</text:a> </text:p>
      </style:header>
      <style:footer>
        <text:p text:style-name="MP2"><text:file-name text:display="name-and-extension">template_registerdocument.odt</text:file-name><text:s/><text:tab/>Version <text:span text:style-name="MT2">20231130</text:span><text:span text:style-name="MT3">-</text:span>V<text:span text:style-name="MT4">1.0.0</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23-11-30T16:29:54.483000000</dc:date>
    <meta:editing-duration>PT3H56M14S</meta:editing-duration>
    <meta:editing-cycles>52</meta:editing-cycles>
    <meta:generator>LibreOffice/6.1.5.2$Windows_X86_64 LibreOffice_project/90f8dcf33c87b3705e78202e3df5142b201bd805</meta:generator>
    <meta:document-statistic meta:table-count="10" meta:image-count="1" meta:object-count="0" meta:page-count="6" meta:paragraph-count="186" meta:word-count="1209" meta:character-count="8075" meta:non-whitespace-character-count="7058"/>
  </office:meta>
</office:document-meta>
</file>